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 style:parent-style-name="measure" style:list-style-name="L1">
      <style:graphic-properties draw:textarea-vertical-align="middle" draw:line-distance="0.2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509cm" svg:height="1.025cm" svg:x="2.397cm" svg:y="1.381cm">
          <draw:text-box>
            <text:p>WAR Archive Header</text:p>
          </draw:text-box>
        </draw:frame>
        <draw:custom-shape draw:style-name="gr2" draw:text-style-name="P1" draw:layer="layout" svg:width="8.001cm" svg:height="1.456cm" svg:x="2.524cm" svg:y="2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456cm" svg:x="2.524cm" svg:y="2.338cm">
          <text:p text:style-name="P1"><text:span text:style-name="T1">Magic </text:span></text:p>
          <text:p text:style-name="P1"><text:span text:style-name="T1">Number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67cm" svg:height="1.456cm" svg:x="5.191cm" svg:y="2.338cm">
          <text:p text:style-name="P1"><text:span text:style-name="T1">Number of </text:span></text:p>
          <text:p text:style-name="P1"><text:span text:style-name="T1">Fil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7.858cm" svg:y="2.338cm">
          <text:p text:style-name="P1"><text:span text:style-name="T1">Typ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6.256cm" svg:height="1.986cm" svg:x="2.397cm" svg:y="7.142cm">
          <text:p text:style-name="P1">War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254cm" svg:height="1.986cm" svg:x="2.397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.524cm" svg:y1="3.667cm" svg:x2="2.524cm" svg:y2="7.096cm">
          <text:p/>
        </draw:line>
        <draw:frame draw:style-name="gr9" draw:layer="layout" svg:width="6.42cm" svg:height="0.962cm" svg:x="2.581cm" svg:y="3.975cm">
          <draw:text-box>
            <text:p>Table of Data Offsets</text:p>
          </draw:text-box>
        </draw:frame>
        <draw:custom-shape draw:style-name="gr2" draw:text-style-name="P1" draw:layer="layout" svg:width="7.62cm" svg:height="1.456cm" svg:x="2.7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905cm" svg:height="1.456cm" svg:x="2.778cm" svg:y="4.81cm">
          <text:p text:style-name="P1"><text:span text:style-name="T1">Data1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905cm" svg:height="1.456cm" svg:x="4.683cm" svg:y="4.81cm">
          <text:p text:style-name="P1"><text:span text:style-name="T1">Data2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6.588cm" svg:y="4.81cm">
          <text:p text:style-name="P1"><text:span text:style-name="T1">Data3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905cm" svg:height="1.456cm" svg:x="8.493cm" svg:y="4.81cm">
          <text:p text:style-name="P1"><text:span text:style-name="T1">DataN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508cm" svg:height="1.986cm" svg:x="2.651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.905cm" svg:y1="6.207cm" svg:x2="2.905cm" svg:y2="7.096cm">
          <text:p/>
        </draw:line>
        <draw:frame draw:style-name="gr9" draw:text-style-name="P3" draw:layer="layout" svg:width="8.351cm" svg:height="1.275cm" svg:x="10.271cm" svg:y="4.81cm">
          <draw:text-box>
            <text:p><text:span text:style-name="T2">N for Number of Entities</text:span></text:p>
            <text:p><text:span text:style-name="T2">Offset starts at the beginning of the file</text:span></text:p>
          </draw:text-box>
        </draw:frame>
        <draw:custom-shape draw:style-name="gr14" draw:text-style-name="P4" draw:layer="layout" svg:width="1.27cm" svg:height="1.986cm" svg:x="3.159cm" svg:y="7.142cm">
          <text:p text:style-name="P4"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762cm" svg:height="1.986cm" svg:x="4.429cm" svg:y="7.142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762cm" svg:height="1.986cm" svg:x="5.191cm" svg:y="7.142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7cm" svg:height="1.986cm" svg:x="5.953cm" svg:y="7.142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5" draw:layer="layout" svg:x1="2.27cm" svg:y1="9.255cm" svg:x2="4.556cm" svg:y2="9.255cm">
          <text:p text:style-name="P1"><text:span text:style-name="T4">Data2 Offset</text:span></text:p>
        </draw:line>
        <draw:line draw:style-name="gr18" draw:text-style-name="P5" draw:layer="layout" svg:x1="2.397cm" svg:y1="9.509cm" svg:x2="5.318cm" svg:y2="9.509cm">
          <text:p text:style-name="P1"><text:span text:style-name="T4">Data3 Offset</text:span></text:p>
        </draw:line>
        <draw:frame draw:style-name="gr19" draw:layer="layout" svg:width="3.749cm" svg:height="0.962cm" svg:x="4.744cm" svg:y="10.198cm">
          <draw:text-box>
            <text:p>Binary Blob</text:p>
          </draw:text-box>
        </draw:frame>
        <draw:custom-shape draw:style-name="gr6" draw:text-style-name="P1" draw:layer="layout" svg:width="11.811cm" svg:height="1.524cm" svg:x="4.04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032cm" svg:height="1.524cm" svg:x="4.048cm" svg:y="11.16cm">
          <text:p text:style-name="P5"><text:span text:style-name="T4">UnCompressed</text:span></text:p>
          <text:p text:style-name="P5"><text:span text:style-name="T4">size</text:span></text:p>
          <text:p text:style-name="P5"><text:span text:style-name="T4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6.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6.33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6.58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6.84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7.09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7.3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7.60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7.85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8.11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8.36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8.87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9.12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9.38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9.63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9.89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0.14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0.39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0.65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1.1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1.41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1.66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1.92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2.17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2.43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2.68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2.93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3.44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3.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3.95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4.20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4.46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4.71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4.9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5.224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5.478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3.19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10.906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254cm" svg:height="1.524cm" svg:x="8.62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1" draw:text-style-name="P6" draw:layer="measurelines" svg:x1="6.08cm" svg:y1="13.178cm" svg:x2="15.732cm" svg:y2="13.192cm">
          <text:p/>
        </draw:measure>
        <draw:line draw:style-name="gr8" draw:text-style-name="P1" draw:layer="layout" svg:x1="4.556cm" svg:y1="9.128cm" svg:x2="4.556cm" svg:y2="11.16cm">
          <text:p/>
        </draw:line>
        <draw:frame draw:style-name="gr9" draw:text-style-name="P7" draw:layer="layout" svg:width="3.063cm" svg:height="0.721cm" svg:x="9.113cm" svg:y="12.979cm">
          <draw:text-box>
            <text:p><text:span text:style-name="T1">Data (uint8_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6T23:10:10</meta:creation-date>
    <meta:generator>LibreOffice/4.0.3.3$MacOSX_x86 LibreOffice_project/0eaa50a932c8f2199a615e1eb30f7ac74279539</meta:generator>
    <dc:date>2013-07-29T04:00:53</dc:date>
    <meta:editing-duration>PT3H5M32S</meta:editing-duration>
    <meta:editing-cycles>12</meta:editing-cycles>
    <meta:document-statistic meta:object-count="67"/>
  </office:meta>
</office:document-meta>
</file>